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serif"/>
    <style:font-face style:name="andale mono" svg:font-family="'andale mono', 'lucida console'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3ebc" officeooo:paragraph-rsid="001f3ebc"/>
    </style:style>
    <style:style style:name="P2" style:family="paragraph" style:parent-style-name="Standard">
      <style:text-properties officeooo:rsid="0023aeb3" officeooo:paragraph-rsid="0023aeb3"/>
    </style:style>
    <style:style style:name="P3" style:family="paragraph" style:parent-style-name="Standard">
      <style:text-properties officeooo:rsid="0023da32" officeooo:paragraph-rsid="0023da32"/>
    </style:style>
    <style:style style:name="P4" style:family="paragraph" style:parent-style-name="Standard">
      <style:text-properties officeooo:rsid="0025c895" officeooo:paragraph-rsid="0025c895"/>
    </style:style>
    <style:style style:name="P5" style:family="paragraph" style:parent-style-name="Standard">
      <style:text-properties officeooo:rsid="002688a8" officeooo:paragraph-rsid="002688a8"/>
    </style:style>
    <style:style style:name="P6" style:family="paragraph" style:parent-style-name="Standard">
      <style:text-properties officeooo:rsid="0028d85b" officeooo:paragraph-rsid="0028d85b"/>
    </style:style>
    <style:style style:name="P7" style:family="paragraph" style:parent-style-name="Standard">
      <style:text-properties officeooo:rsid="00293f23" officeooo:paragraph-rsid="00293f23"/>
    </style:style>
    <style:style style:name="P8" style:family="paragraph" style:parent-style-name="Standard">
      <style:text-properties officeooo:rsid="002ada11" officeooo:paragraph-rsid="002ada11"/>
    </style:style>
    <style:style style:name="P9" style:family="paragraph" style:parent-style-name="Text_20_body">
      <style:text-properties officeooo:rsid="001f3ebc" officeooo:paragraph-rsid="001f3ebc"/>
    </style:style>
    <style:style style:name="P10" style:family="paragraph" style:parent-style-name="Text_20_body">
      <style:text-properties officeooo:paragraph-rsid="00293f23"/>
    </style:style>
    <style:style style:name="P1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language="ru" fo:country="RU"/>
    </style:style>
    <style:style style:name="P13" style:family="paragraph" style:parent-style-name="Preformatted_20_Text">
      <style:paragraph-properties fo:text-align="start" style:justify-single-word="false" style:writing-mode="lr-tb"/>
    </style:style>
    <style:style style:name="P14" style:family="paragraph" style:parent-style-name="Text_20_body" style:list-style-name="L1"/>
    <style:style style:name="P15" style:family="paragraph" style:parent-style-name="Text_20_body">
      <style:text-properties officeooo:rsid="001f3ebc" officeooo:paragraph-rsid="001f3ebc"/>
    </style:style>
    <style:style style:name="P16" style:family="paragraph" style:parent-style-name="Text_20_body" style:list-style-name="L1">
      <style:paragraph-properties fo:margin-top="0in" fo:margin-bottom="0in" loext:contextual-spacing="false"/>
    </style:style>
    <style:style style:name="P17" style:family="paragraph" style:parent-style-name="Text_20_body" style:list-style-name="L2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T1" style:family="text">
      <style:text-properties fo:language="ru" fo:country="RU"/>
    </style:style>
    <style:style style:name="T2" style:family="text">
      <style:text-properties officeooo:rsid="0027b99a"/>
    </style:style>
    <style:style style:name="T3" style:family="text">
      <style:text-properties officeooo:rsid="00293f23"/>
    </style:style>
    <style:style style:name="T4" style:family="text">
      <style:text-properties officeooo:rsid="002bf4de"/>
    </style:style>
    <style:style style:name="T5" style:family="text">
      <style:text-properties fo:font-variant="normal" fo:text-transform="none" fo:color="#444444" style:font-name="inherit" fo:font-size="12pt" fo:letter-spacing="normal" fo:font-style="normal" fo:font-weight="normal"/>
    </style:style>
    <style:style style:name="T6" style:family="text">
      <style:text-properties fo:font-variant="normal" fo:text-transform="none" fo:color="#000088" style:font-name="inherit" fo:font-size="12pt" fo:letter-spacing="normal" fo:font-style="normal" fo:font-weight="normal" loext:padding="0in" loext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guides.github.com/features/mastering-markdown/" text:style-name="Internet_20_link" text:visited-style-name="Visited_20_Internet_20_Link">https://guides.github.com/features/mastering-markdown/</text:a></text:p>
      <text:p text:style-name="P3">https://codepen.io/Andaroth/pen/EbWVbm</text:p>
      <text:p text:style-name="P4"><text:a xlink:type="simple" xlink:href="http://www.carroy.be/acrostia/" text:style-name="Internet_20_link" text:visited-style-name="Visited_20_Internet_20_Link">http://www.carroy.be/acrostia/</text:a></text:p>
      <text:p text:style-name="P5">http://mae.ovh/blog/comprendre-commande-git-dessins/</text:p>
      <text:p text:style-name="P2"/>
      <text:p text:style-name="P9"><text:span text:style-name="T5">Would the content would make sense on its own in a feed reader? If so use </text:span><text:span text:style-name="Source_20_Text"><text:span text:style-name="T6">&lt;article&gt;</text:span></text:span></text:p>
      <text:list xml:id="list5090156728627588679" text:style-name="L2">
        <text:list-item>
          <text:p text:style-name="P17"><text:span text:style-name="T5">Is the content related? If so use </text:span><text:span text:style-name="Source_20_Text"><text:span text:style-name="T6">&lt;section&gt;</text:span></text:span></text:p>
        </text:list-item>
        <text:list-item>
          <text:p text:style-name="P17"><text:span text:style-name="T5">Finally if there’s no semantic relationship use </text:span><text:span text:style-name="Source_20_Text"><text:span text:style-name="T6">&lt;div&gt;</text:span></text:span></text:p>
        </text:list-item>
      </text:list>
      <text:p text:style-name="Text_20_body"><text:line-break/></text:p>
      <text:p text:style-name="P1">&gt; git init</text:p>
      <text:p text:style-name="P1"/>
      <text:p text:style-name="P1">$ git status</text:p>
      <text:p text:style-name="P1"/>
      <text:p text:style-name="P1">$ git status</text:p>
      <text:p text:style-name="P1"/>
      <text:p text:style-name="P1">$ git add octocat.txt</text:p>
      <text:p text:style-name="P1"/>
      <text:p text:style-name="P1">$ git status</text:p>
      <text:p text:style-name="P1"/>
      <text:p text:style-name="P1">$ git commit -m "Add cute octocat story"</text:p>
      <text:p text:style-name="P1"/>
      <text:p text:style-name="P1">$ git add '*.txt'</text:p>
      <text:p text:style-name="P1"/>
      <text:p text:style-name="P1">$ git commit -m 'Add all the octocat txt files'</text:p>
      <text:p text:style-name="P1"/>
      <text:p text:style-name="P1">$ git log</text:p>
      <text:p text:style-name="P1"/>
      <text:p text:style-name="P1">$ git remote add origin https://github.com/try-git/try_git.git</text:p>
      <text:p text:style-name="P1"/>
      <text:p text:style-name="P1">$ git push -u origin master</text:p>
      <text:p text:style-name="P1"/>
      <text:p text:style-name="P1">$ git pull origin master</text:p>
      <text:p text:style-name="P1"/>
      <text:p text:style-name="P1">$ git diff HEAD</text:p>
      <text:p text:style-name="P1"/>
      <text:p text:style-name="P1">$ git add octofamily/octodog.txt</text:p>
      <text:p text:style-name="P1"/>
      <text:p text:style-name="P1">$ git diff --staged</text:p>
      <text:p text:style-name="P1"/>
      <text:p text:style-name="P1">$ git reset octofamily/octodog.txt</text:p>
      <text:p text:style-name="P1"/>
      <text:p text:style-name="P1">$ git checkout -- octocat.txt</text:p>
      <text:p text:style-name="P1"/>
      <text:p text:style-name="P1">$ git branch clean_up</text:p>
      <text:p text:style-name="P1"/>
      <text:p text:style-name="P1">$ git checkout clean_up</text:p>
      <text:p text:style-name="P1"/>
      <text:p text:style-name="P1"><text:soft-page-break/>$ git rm '*.txt'</text:p>
      <text:p text:style-name="P1"/>
      <text:p text:style-name="P1">$ git status</text:p>
      <text:p text:style-name="P1"/>
      <text:p text:style-name="P1">$ git commit -m "Remove all the cats"</text:p>
      <text:p text:style-name="P1"/>
      <text:p text:style-name="P1">$ git checkout master</text:p>
      <text:p text:style-name="P1"/>
      <text:p text:style-name="P1"/>
      <text:p text:style-name="P1"/>
      <text:p text:style-name="P1">$ git merge clean_up</text:p>
      <text:p text:style-name="P1"/>
      <text:p text:style-name="P1">$ git branch -d clean_up</text:p>
      <text:p text:style-name="P1"/>
      <text:p text:style-name="P1">$ git push</text:p>
      <text:p text:style-name="P1"/>
      <text:p text:style-name="P1">&gt; </text:p>
      <text:p text:style-name="P9">To complete this level, do the following steps:</text:p>
      <text:list xml:id="list6913419035289380984" text:style-name="L1">
        <text:list-item>
          <text:p text:style-name="P16">Make a new branch called <text:span text:style-name="Source_20_Text">bugFix</text:span></text:p>
        </text:list-item>
        <text:list-item>
          <text:p text:style-name="P16">Checkout the <text:span text:style-name="Source_20_Text">bugFix</text:span> branch with <text:span text:style-name="Source_20_Text">git checkout bugFix</text:span></text:p>
        </text:list-item>
        <text:list-item>
          <text:p text:style-name="P16">Commit once</text:p>
        </text:list-item>
        <text:list-item>
          <text:p text:style-name="P16">Go back to <text:span text:style-name="Source_20_Text">master</text:span> with <text:span text:style-name="Source_20_Text">git checkout</text:span></text:p>
        </text:list-item>
        <text:list-item>
          <text:p text:style-name="P16">Commit another time</text:p>
        </text:list-item>
        <text:list-item>
          <text:p text:style-name="P14">Merge the branch <text:span text:style-name="Source_20_Text">bugFix</text:span> into <text:span text:style-name="Source_20_Text">master</text:span> with <text:span text:style-name="Source_20_Text">git merge</text:span></text:p>
        </text:list-item>
      </text:list>
      <text:p text:style-name="Text_20_body"><text:span text:style-name="Emphasis">Remember, you can always re-display this dialog with "objective"!</text:span></text:p>
      <text:p text:style-name="Text_20_body"><text:span text:style-name="Emphasis"/></text:p>
      <text:p text:style-name="P10"><text:span text:style-name="Emphasis"><text:span text:style-name="T3">About me</text:span></text:span></text:p>
      <text:p text:style-name="P6">Century in which we are living, brings a lot of new discoveries and challenges. Everyday we face new problems and find solutions for them... if it doesn’t happen – we seek to understand it. That’s why after working closely with web-design, web-analytics, <text:s/>social media ads etc, I have decided to look for on-line courses which will explain more about INTERNET and how it works. With that amount of data on-line I’ve got a bit confused and realize that I need help from people in real world which I found in BeCode.org. Since then everyday is full of new lessons that can be easily absorbed, because of the environment and people around who has the same goals .</text:p>
      <text:p text:style-name="P6"/>
      <text:p text:style-name="P6"/>
      <text:p text:style-name="P7">Making of</text:p>
      <text:p text:style-name="P7"/>
      <text:p text:style-name="P8">It wasn’t easy to find someone who has time to answer questions for the interview – even webdevs always in-front of PC/laptop/few extra screens - <text:s/>they are busy with more important things, like making animation of kittens (adore that), so after sending out few messages in Linkedin and waiting for several days the answer, I gave up and start asking around my friends on social media. It was faster than I expected <text:span text:style-name="T4">and with first response I made this web-site.</text:span></text:p>
      <text:p text:style-name="P8"/>
      <text:p text:style-name="P7"/>
      <text:p text:style-name="P6"/>
      <text:p text:style-name="P6"/>
      <text:p text:style-name="P7"><text:soft-page-break/>Conclusion </text:p>
      <text:p text:style-name="P7"/>
      <text:p text:style-name="P7">I expected this answers and happy to share this with others, so everyone can be inspired by <text:s/>possibilities and the future we can build, if we will be passionate about work we do.</text:p>
      <text:p text:style-name="P7"/>
      <text:p text:style-name="P1"/>
      <text:p text:style-name="P1"/>
      <text:section text:style-name="Sect1" text:name="tw-target">
        <text:section text:style-name="Sect1" text:name="tw-target-text-container">
          <text:p text:style-name="P12"><text:bookmark text:name="tw-target-text"/>Интервью Webdev</text:p>
          <text:p text:style-name="P13"/>
          <text:p text:style-name="P12">Вот вопросы, которые необходимо представить веб<text:span text:style-name="T2">dev</text:span>, на котором вы будете проводить собеседование для своего занятия. Вы можете связаться с ним через социальные сети (вы можете даже позвонить ему, чтобы увеличить ваши шансы на встречу с веб-сайтом, которого вы еще не знаете!), Через электронную почту, через skype, ...</text:p>
          <text:p text:style-name="P12">презентация</text:p>
          <text:p text:style-name="P13"/>
          <text:p text:style-name="P13">    <text:span text:style-name="T1">Можете ли вы представить себя ненадолго?</text:span></text:p>
          <text:p text:style-name="P13">    <text:span text:style-name="T1">Где вы работаете? (независимая / SME / большая коробка / общественная служба ...)</text:span></text:p>
          <text:p text:style-name="P13">    <text:span text:style-name="T1">Какова ваша конкретная функция внутри компании? В каком отделе компании вы работаете?</text:span></text:p>
          <text:p text:style-name="P13">    <text:span text:style-name="T1">С каких пор вы тренируетесь?</text:span></text:p>
          <text:p text:style-name="P13">    <text:span text:style-name="T1">Можете ли вы описать мне, какова ваша работа или работа?</text:span></text:p>
          <text:p text:style-name="P13">    <text:span text:style-name="T1">Какие боковые задачи вы можете сделать?</text:span></text:p>
          <text:p text:style-name="P13"/>
          <text:p text:style-name="P12">Почему веб-разработка?</text:p>
          <text:p text:style-name="P13"/>
          <text:p text:style-name="P13">    <text:span text:style-name="T1">Что заставило вас хотеть делать эту работу?</text:span></text:p>
          <text:p text:style-name="P13">    <text:span text:style-name="T1">Каков ваш путь? (Исследования / Я / ...)</text:span></text:p>
          <text:p text:style-name="P13">    <text:span text:style-name="T1">Как вы добрались до своей нынешней работы?</text:span></text:p>
          <text:p text:style-name="P13"/>
          <text:p text:style-name="P12">Хороший веб-разработчик ...</text:p>
          <text:p text:style-name="P13"/>
          <text:p text:style-name="P13">    <text:span text:style-name="T1">Каковы личные качества, необходимые для выполнения этой работы в соответствии с вами?</text:span></text:p>
          <text:p text:style-name="P13">    <text:span text:style-name="T1">Какие профессиональные навыки требуются в этой профессии?</text:span></text:p>
          <text:p text:style-name="P13">    <text:span text:style-name="T1">Можете ли вы указать, какие технологии вы используете ежедневно?</text:span></text:p>
          <text:p text:style-name="P13">    <text:span text:style-name="T1">Что вам больше всего нравится в вашей работе и почему?</text:span></text:p>
          <text:p text:style-name="P13"/>
          <text:p text:style-name="P12">ограничения</text:p>
          <text:p text:style-name="P13"/>
          <text:p text:style-name="P13">    <text:span text:style-name="T1">Кто такие люди, с которыми вы вступаете в контакт?</text:span></text:p>
          <text:p text:style-name="P13">    <text:span text:style-name="T1">Существуют ли особые условия труда? Физические ограничения?</text:span></text:p>
          <text:p text:style-name="P13">    <text:span text:style-name="T1">С какими проблемами вы сталкиваетесь?</text:span></text:p>
          <text:p text:style-name="P13"/>
          <text:p text:style-name="P12">Рынок труда</text:p>
          <text:p text:style-name="P13"/>
          <text:p text:style-name="P13">    <text:span text:style-name="T1">Каковы возможные эволюции по вашему мнению?</text:span></text:p>
          <text:p text:style-name="P13">    <text:span text:style-name="T1">На ваш взгляд, каково состояние рынка труда для этой работы? В вашем географическом районе?</text:span></text:p>
          <text:p text:style-name="P13">    <text:span text:style-name="T1">Есть ли трудности в наборе персонала?</text:span></text:p>
          <text:p text:style-name="P13">    <text:span text:style-name="T1">Вы когда-нибудь обращались к рекрутеру?</text:span></text:p>
          <text:p text:style-name="P13"/>
          <text:p text:style-name="P12">Советы ...</text:p>
          <text:p text:style-name="P13"/>
          <text:p text:style-name="P13">    <text:span text:style-name="T1">Есть ли люди, которых вы бы не рекомендовали делать эту работу?</text:span></text:p>
          <text:p text:style-name="P11">    <text:span text:style-name="T1">Какой совет вы мне дадите?</text:span></text:p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serif"/>
    <style:font-face style:name="andale mono" svg:font-family="'andale mono', 'lucida console'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2:29:37.056602926</meta:creation-date>
    <dc:date>2017-11-28T11:52:49.851267165</dc:date>
    <meta:editing-duration>PT1H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3" meta:paragraph-count="79" meta:word-count="690" meta:character-count="4279" meta:non-whitespace-character-count="3580"/>
  </office:meta>
</office:document-meta>
</file>